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1000000000000138000000920738B3EC.bmp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81cm" svg:stroke-color="#800000" draw:marker-start-width="0.321cm" draw:marker-end-width="0.321cm" draw:stroke-linejoin="none" draw:fill="none" draw:textarea-horizontal-align="justify" draw:textarea-vertical-align="middle" draw:auto-grow-height="false" fo:min-height="14.727cm" fo:min-width="22.62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5.177cm"/>
    </style:style>
    <style:style style:name="gr4" style:family="graphic" style:parent-style-name="standard">
      <style:graphic-properties svg:stroke-width="0.081cm" svg:stroke-color="#800000" draw:marker-start-width="0.321cm" draw:marker-end-width="0.321cm" draw:stroke-linejoin="none" draw:fill="none" draw:textarea-horizontal-align="justify" draw:textarea-vertical-align="middle" draw:auto-grow-height="false" fo:min-height="10.87cm" fo:min-width="17.62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13.019cm"/>
    </style:style>
    <style:style style:name="gr6" style:family="graphic" style:parent-style-name="standard">
      <style:graphic-properties svg:stroke-width="0.081cm" svg:stroke-color="#800000" draw:marker-start-width="0.321cm" draw:marker-end-width="0.321cm" draw:stroke-linejoin="none" draw:fill="none" draw:textarea-horizontal-align="justify" draw:textarea-vertical-align="middle" draw:auto-grow-height="false" fo:min-height="5.67cm" fo:min-width="13.22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7.158cm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267cm" fo:min-width="22.5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3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949cm"/>
    </style:style>
    <style:style style:name="gr11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3.468cm" fo:min-width="1.039cm"/>
    </style:style>
    <style:style style:name="gr12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267cm" fo:min-width="17.07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5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134cm"/>
    </style:style>
    <style:style style:name="gr15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865cm" fo:min-width="5.22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088cm"/>
    </style:style>
    <style:style style:name="gr17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267cm" fo:min-width="23.471cm"/>
    </style:style>
    <style:style style:name="gr18" style:family="graphic" style:parent-style-name="standard">
      <style:graphic-properties draw:fill-color="#ff0000" draw:textarea-horizontal-align="justify" draw:textarea-vertical-align="middle" draw:auto-grow-height="false" fo:min-height="0.35cm" fo:min-width="0.9cm"/>
    </style:style>
    <style:style style:name="gr19" style:family="graphic" style:parent-style-name="standard">
      <style:graphic-properties svg:stroke-width="0.081cm" svg:stroke-color="#ff0000" draw:marker-start-width="0.321cm" draw:marker-end-width="0.321cm" draw:fill="none" draw:opacity="0%" draw:textarea-horizontal-align="justify" draw:textarea-vertical-align="middle" draw:auto-grow-height="false" fo:min-height="1.27cm" fo:min-width="8.42cm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ff0000" draw:marker-start-width="0.321cm" draw:marker-end-width="0.321cm" draw:fill="none" draw:opacity="0%" draw:textarea-horizontal-align="justify" draw:textarea-vertical-align="middle" draw:auto-grow-height="false" fo:min-height="1.27cm" fo:min-width="7.82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ff0000" draw:marker-start-width="0.321cm" draw:marker-end-width="0.321cm" draw:fill="none" draw:opacity="0%" draw:textarea-horizontal-align="justify" draw:textarea-vertical-align="middle" draw:auto-grow-height="false" fo:min-height="1.27cm" fo:min-width="3.614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ff0000" draw:marker-start-width="0.321cm" draw:marker-end-width="0.321cm" draw:fill="none" draw:opacity="0%" draw:textarea-horizontal-align="justify" draw:textarea-vertical-align="middle" draw:auto-grow-height="false" fo:min-height="1.27cm" fo:min-width="10.824cm" fo:padding-top="0.165cm" fo:padding-bottom="0.165cm" fo:padding-left="0.29cm" fo:padding-right="0.29cm"/>
    </style:style>
    <style:style style:name="gr23" style:family="graphic" style:parent-style-name="standard">
      <style:graphic-properties draw:stroke="none" draw:fill="solid" draw:fill-color="#ffffff" fo:min-height="8.43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2cm" fo:min-width="21.128cm"/>
    </style:style>
    <style:style style:name="gr25" style:family="graphic" style:parent-style-name="standard">
      <style:graphic-properties draw:stroke="none" draw:fill="none" fo:min-height="6.413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outline1">
      <style:graphic-properties draw:auto-grow-height="true" fo:min-height="12.18cm"/>
    </style:style>
    <style:style style:name="pr6" style:family="presentation" style:parent-style-name="Standard-subtitle">
      <style:graphic-properties draw:fill="solid" draw:fill-color="#ffffff" fo:min-height="13.859cm"/>
    </style:style>
    <style:style style:name="pr7" style:family="presentation" style:parent-style-name="Standard-subtitle">
      <style:graphic-properties draw:fill="solid" draw:fill-color="#ffffff" fo:min-height="17cm"/>
    </style:style>
    <style:style style:name="pr8" style:family="presentation" style:parent-style-name="Standard-subtitle">
      <style:graphic-properties draw:fill="solid" draw:fill-color="#ffffff" fo:min-height="9.597cm"/>
    </style:style>
    <style:style style:name="pr9" style:family="presentation" style:parent-style-name="Standard-title">
      <style:graphic-properties fo:min-height="3.506cm"/>
    </style:style>
    <style:style style:name="pr10" style:family="presentation" style:parent-style-name="Standard-outline1">
      <style:graphic-properties draw:fill="solid" draw:fill-color="#ffffff" fo:min-height="6.2cm"/>
    </style:style>
    <style:style style:name="pr11" style:family="presentation" style:parent-style-name="Standard-notes">
      <style:graphic-properties draw:fill-color="#ffffff" fo:min-height="13.364cm"/>
    </style:style>
    <style:style style:name="pr12" style:family="presentation" style:parent-style-name="Standard-outline1">
      <style:graphic-properties fo:min-height="12.18cm"/>
    </style:style>
    <style:style style:name="pr13" style:family="presentation" style:parent-style-name="Standard-subtitle">
      <style:graphic-properties draw:fill="solid" draw:fill-color="#ffffff" fo:min-height="16.969cm"/>
    </style:style>
    <style:style style:name="pr14" style:family="presentation" style:parent-style-name="Standard-outline1">
      <style:graphic-properties fo:min-height="1.886cm"/>
    </style:style>
    <style:style style:name="P1" style:family="paragraph">
      <style:text-properties fo:font-size="32pt"/>
    </style:style>
    <style:style style:name="P2" style:family="paragraph">
      <style:paragraph-properties fo:line-height="150%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color="#800000"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36pt" style:font-size-asian="36pt" style:font-size-complex="36pt"/>
    </style:style>
    <style:style style:name="P8" style:family="paragraph">
      <style:paragraph-properties fo:text-align="start"/>
      <style:text-properties fo:color="#000000" fo:font-size="32pt" style:font-size-asian="32pt" style:font-size-complex="32pt"/>
    </style:style>
    <style:style style:name="P9" style:family="paragraph">
      <style:paragraph-properties fo:text-align="start"/>
      <style:text-properties fo:font-size="20pt"/>
    </style:style>
    <style:style style:name="P10" style:family="paragraph">
      <style:paragraph-properties fo:text-align="start"/>
      <style:text-properties fo:color="#000000" fo:font-size="20pt" style:font-size-asian="20pt" style:font-size-complex="20pt"/>
    </style:style>
    <style:style style:name="P11" style:family="paragraph">
      <style:paragraph-properties fo:text-align="start"/>
      <style:text-properties fo:font-size="32pt"/>
    </style:style>
    <style:style style:name="P12" style:family="paragraph">
      <style:text-properties fo:color="#ff0000" fo:font-size="32pt" style:font-size-asian="32pt" style:font-size-complex="32pt"/>
    </style:style>
    <style:style style:name="P13" style:family="paragraph">
      <style:text-properties fo:font-size="60pt"/>
    </style:style>
    <style:style style:name="P14" style:family="paragraph">
      <style:text-properties fo:font-size="60pt" style:font-size-asian="60pt" style:font-size-complex="60pt"/>
    </style:style>
    <style:style style:name="P15" style:family="paragraph">
      <style:text-properties fo:color="#008000" fo:font-size="32pt" style:font-size-asian="32pt" style:font-size-complex="32pt"/>
    </style:style>
    <style:style style:name="P16" style:family="paragraph">
      <style:text-properties fo:color="#ff6633" fo:font-size="32pt" style:font-size-asian="32pt" style:font-size-complex="32pt"/>
    </style:style>
    <style:style style:name="P17" style:family="paragraph">
      <style:text-properties fo:font-size="22pt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style:text-properties fo:font-size="18pt"/>
    </style:style>
    <style:style style:name="P20" style:family="paragraph">
      <style:paragraph-properties fo:margin-top="0.508cm" fo:margin-bottom="0cm"/>
    </style:style>
    <style:style style:name="P21" style:family="paragraph">
      <style:paragraph-properties fo:margin-top="0.508cm" fo:margin-bottom="0cm"/>
      <style:text-properties fo:font-size="28pt" style:font-size-asian="28pt" style:font-size-complex="28pt"/>
    </style:style>
    <style:style style:name="P22" style:family="paragraph">
      <style:text-properties fo:font-size="24pt" style:font-size-asian="24pt" style:font-size-complex="24pt"/>
    </style:style>
    <style:style style:name="T1" style:family="text">
      <style:text-properties fo:font-size="32pt"/>
    </style:style>
    <style:style style:name="T2" style:family="text">
      <style:text-properties style:use-window-font-color="true" style:text-outline="false" style:text-line-through-style="none" fo:font-family="Georgia" style:font-family-generic="roman" fo:font-size="32pt" fo:font-style="italic" fo:text-shadow="none" style:text-underline-style="none" fo:font-weight="normal" style:letter-kerning="true" style:font-family-asian="Georgia" style:font-family-generic-asian="roman" style:font-size-asian="15pt" style:font-style-asian="italic" style:font-weight-asian="normal" style:font-family-complex="Georgia" style:font-family-generic-complex="roman" style:font-size-complex="15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use-window-font-color="true" style:text-outline="false" style:text-line-through-style="none" fo:font-family="Georgia" style:font-family-generic="roman" fo:font-size="22pt" fo:font-style="normal" fo:text-shadow="none" style:text-underline-style="none" fo:font-weight="normal" style:letter-kerning="true" style:font-family-asian="Georgia" style:font-family-generic-asian="roman" style:font-size-asian="22pt" style:font-style-asian="normal" style:font-weight-asian="normal" style:font-family-complex="Georgia" style:font-family-generic-complex="roman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800000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008000" fo:font-size="32pt" style:font-size-asian="32pt" style:font-size-complex="32pt"/>
    </style:style>
    <style:style style:name="T10" style:family="text">
      <style:text-properties fo:color="#000000" fo:font-size="32pt" style:font-size-asian="32pt" style:font-size-complex="32pt"/>
    </style:style>
    <style:style style:name="T11" style:family="text">
      <style:text-properties fo:color="#ff6633" fo:font-size="32pt" style:font-size-asian="32pt" style:font-size-complex="32pt"/>
    </style:style>
    <style:style style:name="T12" style:family="text">
      <style:text-properties fo:color="#ff0000" fo:font-size="32pt" style:font-size-asian="32pt" style:font-size-complex="32pt"/>
    </style:style>
    <style:style style:name="T13" style:family="text">
      <style:text-properties fo:color="#dc2300" fo:font-size="32pt" style:font-size-asian="32pt" style:font-size-complex="32pt"/>
    </style:style>
    <style:style style:name="T14" style:family="text">
      <style:text-properties fo:color="#008000" fo:font-size="20pt" style:font-size-asian="20pt" style:font-size-complex="20pt"/>
    </style:style>
    <style:style style:name="T15" style:family="text">
      <style:text-properties fo:color="#000000" fo:font-size="20pt" style:font-size-asian="20pt" style:font-size-complex="20pt"/>
    </style:style>
    <style:style style:name="T16" style:family="text">
      <style:text-properties fo:color="#ff6633" fo:font-size="20pt" style:font-size-asian="20pt" style:font-size-complex="20pt"/>
    </style:style>
    <style:style style:name="T17" style:family="text">
      <style:text-properties fo:color="#ff0000" fo:font-size="20pt" style:font-size-asian="20pt" style:font-size-complex="20pt"/>
    </style:style>
    <style:style style:name="T18" style:family="text">
      <style:text-properties fo:color="#dc2300" fo:font-size="20pt" style:font-size-asian="20pt" style:font-size-complex="20pt"/>
    </style:style>
    <style:style style:name="T19" style:family="text">
      <style:text-properties fo:font-size="88pt" style:font-size-asian="88pt" style:font-size-complex="88pt"/>
    </style:style>
    <style:style style:name="T20" style:family="text">
      <style:text-properties fo:color="#008000" fo:font-size="36pt" style:font-size-asian="36pt" style:font-size-complex="36pt"/>
    </style:style>
    <style:style style:name="T21" style:family="text">
      <style:text-properties fo:color="#000000" fo:font-size="36pt" fo:font-weight="normal" style:font-size-asian="36pt" style:font-weight-asian="normal" style:font-size-complex="36pt" style:font-weight-complex="normal"/>
    </style:style>
    <style:style style:name="T22" style:family="text">
      <style:text-properties fo:color="#008000" fo:font-size="36pt" fo:font-weight="normal" style:font-size-asian="36pt" style:font-weight-asian="normal" style:font-size-complex="36pt" style:font-weight-complex="normal"/>
    </style:style>
    <style:style style:name="T23" style:family="text">
      <style:text-properties fo:color="#ff6633" fo:font-size="36pt" fo:font-weight="normal" style:font-size-asian="36pt" style:font-weight-asian="normal" style:font-size-complex="36pt" style:font-weight-complex="normal"/>
    </style:style>
    <style:style style:name="T24" style:family="text">
      <style:text-properties fo:language="en" fo:country="US"/>
    </style:style>
    <style:style style:name="T25" style:family="text">
      <style:text-properties fo:language="de" fo:country="DE"/>
    </style:style>
    <style:style style:name="T26" style:family="text">
      <style:text-properties fo:language="en" fo:country="ZW"/>
    </style:style>
    <style:style style:name="T27" style:family="text">
      <style:text-properties fo:language="fr" fo:country="FR"/>
    </style:style>
    <style:style style:name="T28" style:family="text">
      <style:text-properties fo:color="#4700b8"/>
    </style:style>
    <style:style style:name="T29" style:family="text">
      <style:text-properties fo:color="#000000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size="18pt"/>
    </style:style>
    <style:style style:name="T32" style:family="text">
      <style:text-properties fo:color="#008000" fo:font-size="18pt"/>
    </style:style>
    <style:style style:name="T33" style:family="text">
      <style:text-properties fo:color="#dc2300" fo:font-size="18pt"/>
    </style:style>
    <style:style style:name="T34" style:family="text">
      <style:text-properties fo:color="#000000" fo:font-size="18pt"/>
    </style:style>
    <style:style style:name="T35" style:family="text">
      <style:text-properties fo:font-size="28pt" style:font-size-asian="28pt" style:font-size-complex="28pt"/>
    </style:style>
    <style:style style:name="T3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399cm" svg:y="4.294cm" presentation:class="title" presentation:user-transformed="true">
          <draw:text-box>
            <text:p>Javascript Module Pattern</text:p>
          </draw:text-box>
        </draw:frame>
        <draw:frame presentation:style-name="pr2" draw:text-style-name="P1" draw:layer="layout" svg:width="25.199cm" svg:height="12.18cm" svg:x="1.399cm" svg:y="4.913cm" presentation:class="subtitle">
          <draw:text-box>
            <text:p><text:span text:style-name="T1">„</text:span><text:span text:style-name="T2">Java is to JavaScript what Car is to Carpet.</text:span><text:span text:style-name="T1">“ </text:span></text:p>
            <text:p><text:span text:style-name="T1"><text:tab/></text:span><text:span text:style-name="T1"><text:tab/></text:span><text:span text:style-name="T3">- </text:span><text:span text:style-name="T4">Chris Heilman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Structure</text:p>
          </draw:text-box>
        </draw:frame>
        <draw:frame presentation:style-name="pr4" draw:text-style-name="P2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 text:style-name="P2"><text:span text:style-name="T5">Module Pattern – An Overview</text:span></text:p>
              </text:list-item>
              <text:list-item>
                <text:p text:style-name="P2">Advantages of the Module Pattern</text:p>
              </text:list-item>
              <text:list-item>
                <text:p text:style-name="P2">Disadvantages of the Module Pattern</text:p>
              </text:list-item>
              <text:list-item>
                <text:p text:style-name="P2">Our Application: Tic Tac Toe</text:p>
              </text:list-item>
              <text:list-item>
                <text:p text:style-name="P2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Module Pattern – An Overview</text:p>
          </draw:text-box>
        </draw:frame>
        <draw:frame presentation:style-name="pr4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>emulate classes</text:p>
              </text:list-item>
              <text:list-item>
                <text:p>new private scope</text:p>
              </text:list-item>
              <text:list-item>
                <text:p>module extensions</text:p>
              </text:list-item>
              <text:list-item>
                <text:p>apportionable on different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Structure</text:p>
          </draw:text-box>
        </draw:frame>
        <draw:frame presentation:style-name="pr4" draw:text-style-name="P2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 text:style-name="P2">Module Pattern – An Overview</text:p>
              </text:list-item>
              <text:list-item>
                <text:p text:style-name="P2"><text:span text:style-name="T5">Advantages of the Module Pattern</text:span></text:p>
              </text:list-item>
              <text:list-item>
                <text:p text:style-name="P2">Disadvantages of the Module Pattern</text:p>
              </text:list-item>
              <text:list-item>
                <text:p text:style-name="P2">Our Application: Tic Tac Toe</text:p>
              </text:list-item>
              <text:list-item>
                <text:p text:style-name="P2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399cm" svg:y="0.836cm" presentation:class="title">
          <draw:text-box>
            <text:list text:style-name="L1">
              <text:list-header>
                <text:p text:style-name="P2">Advantages of the Module Pattern</text:p>
              </text:list-header>
            </text:list>
          </draw:text-box>
        </draw:frame>
        <draw:frame presentation:style-name="pr5" draw:layer="layout" svg:width="25.199cm" svg:height="12.18cm" svg:x="1.399cm" svg:y="4.913cm" presentation:class="outline">
          <draw:text-box>
            <text:list text:style-name="L2">
              <text:list-item>
                <text:p>Work independently of the rest of the code (can be changed/removed/added easily with little impact on the rest of code[except public part])</text:p>
              </text:list-item>
              <text:list-item>
                <text:p>Keeps variables out of global space (no varname conflict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Structure</text:p>
          </draw:text-box>
        </draw:frame>
        <draw:frame presentation:style-name="pr4" draw:text-style-name="P2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 text:style-name="P2">Module Pattern – An Overview</text:p>
              </text:list-item>
              <text:list-item>
                <text:p text:style-name="P2">Advantages of the Module Pattern</text:p>
              </text:list-item>
              <text:list-item>
                <text:p text:style-name="P2"><text:span text:style-name="T5">Disadvantages of the Module Pattern</text:span></text:p>
              </text:list-item>
              <text:list-item>
                <text:p text:style-name="P2">Our Application: Tic Tac Toe</text:p>
              </text:list-item>
              <text:list-item>
                <text:p text:style-name="P2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Disadvantages of the Module Pattern</text:p>
          </draw:text-box>
        </draw:frame>
        <draw:frame presentation:style-name="pr5" draw:layer="layout" svg:width="25.199cm" svg:height="12.18cm" svg:x="1.399cm" svg:y="4.913cm" presentation:class="outline">
          <draw:text-box>
            <text:list text:style-name="L2">
              <text:list-item>
                <text:p>Inheritance is a bit clumsy</text:p>
              </text:list-item>
              <text:list-item>
                <text:p>Extending the module from the outside is not always possible</text:p>
              </text:list-item>
              <text:list-item>
                <text:p>Changing visibility is tediou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Module Pattern - Example</text:p>
          </draw:text-box>
        </draw:frame>
        <draw:custom-shape draw:style-name="gr2" draw:text-style-name="P4" xml:id="id1" draw:id="id1" draw:layer="layout" svg:width="23.2cm" svg:height="15.057cm" svg:x="2.399cm" svg:y="4.34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5.677cm" svg:height="1.216cm" svg:x="2.999cm" svg:y="4.999cm">
          <draw:text-box>
            <text:p xml:id="id2" text:id="id2"><text:span text:style-name="T6">global scope</text:span></text:p>
          </draw:text-box>
        </draw:frame>
        <draw:custom-shape draw:style-name="gr4" draw:text-style-name="P4" xml:id="id3" draw:id="id3" draw:layer="layout" svg:width="18.2cm" svg:height="11.2cm" svg:x="4.799cm" svg:y="6.7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5" draw:layer="layout" svg:width="13.519cm" svg:height="2.181cm" svg:x="5.638cm" svg:y="7.838cm">
          <draw:text-box>
            <text:p xml:id="id4" text:id="id4"><text:span text:style-name="T6">Module</text:span></text:p>
            <text:p xml:id="id5" text:id="id5"><text:span text:style-name="T6">public scope = object properties</text:span></text:p>
          </draw:text-box>
        </draw:frame>
        <draw:custom-shape draw:style-name="gr6" draw:text-style-name="P4" xml:id="id6" draw:id="id6" draw:layer="layout" svg:width="13.8cm" svg:height="6cm" svg:x="6.806cm" svg:y="10.83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5" draw:layer="layout" svg:width="7.658cm" svg:height="2.181cm" svg:x="7.999cm" svg:y="12.399cm">
          <draw:text-box>
            <text:p xml:id="id7" text:id="id7"><text:span text:style-name="T6">function scope = </text:span></text:p>
            <text:p xml:id="id8" text:id="id8"><text:span text:style-name="T6">private propert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LineColor;ColorStyle;Accelerate;Decelerate;AutoReverse" presentation:node-type="on-click" presentation:preset-class="emphasis" presentation:preset-id="ooo-emphasis-line-color" presentation:preset-sub-type="2">
                  <anim:animateColor smil:dur="0.5s" smil:fill="hold" smil:targetElement="id1" smil:attributeName="stroke-color" smil:to="#000000" anim:color-interpolation="rgb" anim:color-interpolation-direction="clockwise"/>
                  <anim:set smil:dur="0.5s" smil:fill="hold" smil:targetElement="id1" smil:attributeName="stroke" smil:to="solid"/>
                </anim:par>
                <anim:par smil:begin="0s" smil:fill="hold" presentation:node-type="with-previous" presentation:preset-class="emphasis" presentation:preset-id="ooo-emphasis-font-color" presentation:preset-sub-type="2" presentation:group-id="1">
                  <anim:animateColor smil:dur="0.5s" smil:fill="hold" smil:targetElement="id2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3" smil:attributeName="stroke-color" smil:to="#000000" anim:color-interpolation="rgb" anim:color-interpolation-direction="clockwise"/>
                  <anim:set smil:dur="0.5s" smil:fill="hold" smil:targetElement="id3" smil:attributeName="stroke" smil:to="solid"/>
                </anim:par>
                <anim:par smil:begin="0s" smil:fill="hold" presentation:node-type="with-previous" presentation:preset-class="emphasis" presentation:preset-id="ooo-emphasis-font-color" presentation:preset-sub-type="2" presentation:group-id="3">
                  <anim:animateColor smil:dur="0.5s" smil:fill="hold" smil:targetElement="id4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 presentation:group-id="3">
                  <anim:animateColor smil:dur="0.5s" smil:fill="hold" smil:targetElement="id5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6" draw:text-style-name="P7" draw:layer="layout" svg:width="23cm" svg:height="13.859cm" svg:x="2.4cm" svg:y="3.492cm" presentation:class="subtitle" presentation:user-transformed="true">
          <draw:text-box>
            <text:p text:style-name="P6"><text:span text:style-name="T7">var ExampleModule = (function() {</text:span></text:p>
            <text:p xml:id="id10" text:id="id10" text:style-name="P6"><text:span text:style-name="T7"><text:tab/></text:span><text:span text:style-name="T8">var object = {};</text:span></text:p>
            <text:p text:style-name="P6"><text:span text:style-name="T8"/></text:p>
            <text:p xml:id="id9" text:id="id9" text:style-name="P6"><text:span text:style-name="T8"><text:tab/></text:span><text:span text:style-name="T8">var privateProperty = …;</text:span></text:p>
            <text:p text:style-name="P6"><text:span text:style-name="T8"/></text:p>
            <text:p xml:id="id11" text:id="id11" text:style-name="P6"><text:span text:style-name="T8"><text:tab/></text:span><text:span text:style-name="T8">object.publicProperty = …;</text:span></text:p>
            <text:p text:style-name="P6"><text:span text:style-name="T8"/></text:p>
            <text:p xml:id="id12" text:id="id12" text:style-name="P6"><text:span text:style-name="T8"><text:tab/></text:span><text:span text:style-name="T8">return object;</text:span></text:p>
            <text:p text:style-name="P6"><text:span text:style-name="T7">}()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0" anim:sub-item="text" smil:attributeName="color" smil:to="#00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9" anim:sub-item="text" smil:attributeName="color" smil:to="#00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1" anim:sub-item="text" smil:attributeName="color" smil:to="#000000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7" draw:text-style-name="P8" draw:layer="layout" svg:width="21.8cm" svg:height="17cm" svg:x="3cm" svg:y="2.4cm">
          <draw:text-box>
            <text:p text:style-name="P6"><text:span text:style-name="T9">var</text:span><text:span text:style-name="T10"> ExampleModule = (</text:span><text:span text:style-name="T9">function</text:span><text:span text:style-name="T10">() {</text:span></text:p>
            <text:p text:style-name="P6"><text:span text:style-name="T10"><text:tab/></text:span><text:span text:style-name="T9">var</text:span><text:span text:style-name="T10"> module = {};</text:span></text:p>
            <text:p text:style-name="P6"><text:span text:style-name="T10"><text:tab/></text:span><text:span text:style-name="T9">var</text:span><text:span text:style-name="T10"> privateVariable = ''</text:span><text:span text:style-name="T11">private</text:span><text:span text:style-name="T10">'';</text:span></text:p>
            <text:p text:style-name="P6"><text:span text:style-name="T10"><text:tab/></text:span><text:span text:style-name="T9">var</text:span><text:span text:style-name="T10"> privateFunction = </text:span><text:span text:style-name="T9">function</text:span><text:span text:style-name="T10">(){</text:span></text:p>
            <text:p text:style-name="P6"><text:span text:style-name="T10"><text:tab/></text:span><text:span text:style-name="T10"><text:tab/></text:span><text:span text:style-name="T9">return</text:span><text:span text:style-name="T10"> privateVariable;</text:span></text:p>
            <text:p text:style-name="P6"><text:span text:style-name="T10"><text:tab/></text:span><text:span text:style-name="T10">};</text:span></text:p>
            <text:p text:style-name="P6"><text:span text:style-name="T10"><text:tab/></text:span><text:span text:style-name="T10">module.</text:span><text:span text:style-name="T12">publicVariable</text:span><text:span text:style-name="T10"> = ''</text:span><text:span text:style-name="T11">public</text:span><text:span text:style-name="T10">'';</text:span></text:p>
            <text:p text:style-name="P6"><text:span text:style-name="T10"><text:tab/></text:span><text:span text:style-name="T10">module.</text:span><text:span text:style-name="T13">publicFunction</text:span><text:span text:style-name="T10"> = </text:span><text:span text:style-name="T9">function</text:span><text:span text:style-name="T10">() {</text:span></text:p>
            <text:p text:style-name="P6"><text:span text:style-name="T10"><text:tab/></text:span><text:span text:style-name="T10"><text:tab/></text:span><text:span text:style-name="T9">return</text:span><text:span text:style-name="T10"> module.</text:span><text:span text:style-name="T12">publicVariable</text:span><text:span text:style-name="T10">;</text:span></text:p>
            <text:p text:style-name="P6"><text:span text:style-name="T10"><text:tab/></text:span><text:span text:style-name="T10">};</text:span></text:p>
            <text:p text:style-name="P6"><text:span text:style-name="T10"><text:tab/></text:span><text:span text:style-name="T9">return</text:span><text:span text:style-name="T10"> module;</text:span></text:p>
            <text:p text:style-name="P6"><text:span text:style-name="T10">}(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8" draw:text-style-name="P10" draw:layer="layout" svg:width="13.439cm" svg:height="9.597cm" svg:x="8.002cm" svg:y="0.999cm">
          <draw:text-box>
            <text:p text:style-name="P9"><text:span text:style-name="T14">var</text:span><text:span text:style-name="T15"> ExampleModule = (</text:span><text:span text:style-name="T14">function</text:span><text:span text:style-name="T15">() {</text:span></text:p>
            <text:p text:style-name="P9"><text:span text:style-name="T15"><text:tab/></text:span><text:span text:style-name="T14">var</text:span><text:span text:style-name="T15"> module = {};</text:span></text:p>
            <text:p text:style-name="P9"><text:span text:style-name="T15"><text:tab/></text:span><text:span text:style-name="T14">var</text:span><text:span text:style-name="T15"> privateVariable = ''</text:span><text:span text:style-name="T16">private</text:span><text:span text:style-name="T15">'';</text:span></text:p>
            <text:p text:style-name="P9"><text:span text:style-name="T15"><text:tab/></text:span><text:span text:style-name="T14">var</text:span><text:span text:style-name="T15"> privateFunction = </text:span><text:span text:style-name="T14">function</text:span><text:span text:style-name="T15">(){</text:span></text:p>
            <text:p text:style-name="P9"><text:span text:style-name="T15"><text:tab/></text:span><text:span text:style-name="T15"><text:tab/></text:span><text:span text:style-name="T14">return</text:span><text:span text:style-name="T15"> privateVariable;</text:span></text:p>
            <text:p text:style-name="P9"><text:span text:style-name="T15"><text:tab/></text:span><text:span text:style-name="T15">};</text:span></text:p>
            <text:p text:style-name="P9"><text:span text:style-name="T15"><text:tab/></text:span><text:span text:style-name="T15">module.</text:span><text:span text:style-name="T17">publicVariable</text:span><text:span text:style-name="T15"> = ''</text:span><text:span text:style-name="T16">public</text:span><text:span text:style-name="T15">'';</text:span></text:p>
            <text:p text:style-name="P9"><text:span text:style-name="T15"><text:tab/></text:span><text:span text:style-name="T15">module.</text:span><text:span text:style-name="T18">publicFunction</text:span><text:span text:style-name="T15"> = </text:span><text:span text:style-name="T14">function</text:span><text:span text:style-name="T15">() {</text:span></text:p>
            <text:p text:style-name="P9"><text:span text:style-name="T15"><text:tab/></text:span><text:span text:style-name="T15"><text:tab/></text:span><text:span text:style-name="T14">return</text:span><text:span text:style-name="T15"> module.publicVariable;</text:span></text:p>
            <text:p text:style-name="P9"><text:span text:style-name="T15"><text:tab/></text:span><text:span text:style-name="T15">};</text:span></text:p>
            <text:p text:style-name="P9"><text:span text:style-name="T15"><text:tab/></text:span><text:span text:style-name="T14">return</text:span><text:span text:style-name="T15"> module;</text:span></text:p>
            <text:p text:style-name="P9"><text:span text:style-name="T15">}());</text:span></text:p>
          </draw:text-box>
        </draw:frame>
        <draw:frame draw:style-name="gr8" draw:text-style-name="P8" draw:layer="layout" svg:width="23.013cm" svg:height="1.517cm" svg:x="2.6cm" svg:y="12.196cm">
          <draw:text-box>
            <text:p text:style-name="P11"><text:span text:style-name="T10">console.log(exampleModule.publicVariable);</text:span></text:p>
          </draw:text-box>
        </draw:frame>
        <draw:frame draw:style-name="gr9" draw:text-style-name="P12" draw:layer="layout" svg:width="3.89cm" svg:height="1.517cm" svg:x="2.2cm" svg:y="3.598cm">
          <draw:text-box>
            <text:p text:style-name="P1"><text:span text:style-name="T12">private</text:span></text:p>
          </draw:text-box>
        </draw:frame>
        <draw:frame draw:style-name="gr10" draw:text-style-name="P12" draw:layer="layout" svg:width="3.449cm" svg:height="1.517cm" svg:x="2.752cm" svg:y="6.598cm">
          <draw:text-box>
            <text:p text:style-name="P1"><text:span text:style-name="T12">public</text:span></text:p>
          </draw:text-box>
        </draw:frame>
        <draw:frame draw:style-name="gr11" draw:text-style-name="P14" draw:layer="layout" svg:width="1.539cm" svg:height="3.718cm" svg:x="5.866cm" svg:y="5.284cm">
          <draw:text-box>
            <text:p text:style-name="P13"><text:span text:style-name="T19">{</text:span></text:p>
          </draw:text-box>
        </draw:frame>
        <draw:frame draw:style-name="gr11" draw:text-style-name="P14" draw:layer="layout" svg:width="1.539cm" svg:height="3.718cm" svg:x="5.801cm" svg:y="2.285cm">
          <draw:text-box>
            <text:p text:style-name="P13"><text:span text:style-name="T19">{</text:span></text:p>
          </draw:text-box>
        </draw:frame>
        <draw:frame draw:style-name="gr12" draw:text-style-name="P8" draw:layer="layout" svg:width="17.573cm" svg:height="1.517cm" svg:x="5.271cm" svg:y="15.614cm">
          <draw:text-box>
            <text:p text:style-name="P11"><text:span text:style-name="T10">exampleModule.publicFunction();</text:span></text:p>
          </draw:text-box>
        </draw:frame>
        <draw:frame draw:style-name="gr13" draw:text-style-name="P15" draw:layer="layout" svg:width="3.05cm" svg:height="1.517cm" svg:x="12.203cm" svg:y="13.889cm">
          <draw:text-box>
            <text:p text:style-name="P1"><text:span text:style-name="T9">OK</text:span></text:p>
          </draw:text-box>
        </draw:frame>
        <draw:frame draw:style-name="gr13" draw:text-style-name="P15" draw:layer="layout" svg:width="3.05cm" svg:height="1.517cm" svg:x="12.203cm" svg:y="17.69cm">
          <draw:text-box>
            <text:p text:style-name="P1"><text:span text:style-name="T9">O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8" draw:text-style-name="P10" draw:layer="layout" svg:width="13.439cm" svg:height="9.597cm" svg:x="8.002cm" svg:y="0.999cm">
          <draw:text-box>
            <text:p text:style-name="P6"><text:span text:style-name="T14">var</text:span><text:span text:style-name="T15"> ExampleModule = (</text:span><text:span text:style-name="T14">function</text:span><text:span text:style-name="T15">() {</text:span></text:p>
            <text:p text:style-name="P6"><text:span text:style-name="T15"><text:tab/></text:span><text:span text:style-name="T14">var</text:span><text:span text:style-name="T15"> module = {};</text:span></text:p>
            <text:p text:style-name="P6"><text:span text:style-name="T15"><text:tab/></text:span><text:span text:style-name="T14">var</text:span><text:span text:style-name="T15"> privateVariable = ''</text:span><text:span text:style-name="T16">private</text:span><text:span text:style-name="T15">'';</text:span></text:p>
            <text:p text:style-name="P6"><text:span text:style-name="T15"><text:tab/></text:span><text:span text:style-name="T14">var</text:span><text:span text:style-name="T15"> privateFunction = </text:span><text:span text:style-name="T14">function</text:span><text:span text:style-name="T15">(){</text:span></text:p>
            <text:p text:style-name="P6"><text:span text:style-name="T15"><text:tab/></text:span><text:span text:style-name="T15"><text:tab/></text:span><text:span text:style-name="T14">return</text:span><text:span text:style-name="T15"> privateVariable;</text:span></text:p>
            <text:p text:style-name="P6"><text:span text:style-name="T15"><text:tab/></text:span><text:span text:style-name="T15">};</text:span></text:p>
            <text:p text:style-name="P6"><text:span text:style-name="T15"><text:tab/></text:span><text:span text:style-name="T15">module.</text:span><text:span text:style-name="T17">publicVariable</text:span><text:span text:style-name="T15"> = ''</text:span><text:span text:style-name="T16">public</text:span><text:span text:style-name="T15">'';</text:span></text:p>
            <text:p text:style-name="P6"><text:span text:style-name="T15"><text:tab/></text:span><text:span text:style-name="T15">module.</text:span><text:span text:style-name="T18">publicFunction</text:span><text:span text:style-name="T15"> = </text:span><text:span text:style-name="T14">function</text:span><text:span text:style-name="T15">() {</text:span></text:p>
            <text:p text:style-name="P6"><text:span text:style-name="T15"><text:tab/></text:span><text:span text:style-name="T15"><text:tab/></text:span><text:span text:style-name="T14">return</text:span><text:span text:style-name="T15"> module.publicVariable;</text:span></text:p>
            <text:p text:style-name="P6"><text:span text:style-name="T15"><text:tab/></text:span><text:span text:style-name="T15">};</text:span></text:p>
            <text:p text:style-name="P6"><text:span text:style-name="T15"><text:tab/></text:span><text:span text:style-name="T14">return</text:span><text:span text:style-name="T15"> module;</text:span></text:p>
            <text:p text:style-name="P6"><text:span text:style-name="T15">}());</text:span></text:p>
          </draw:text-box>
        </draw:frame>
        <draw:frame draw:style-name="gr8" draw:text-style-name="P8" draw:layer="layout" svg:width="23.51cm" svg:height="1.517cm" svg:x="2.6cm" svg:y="12.196cm">
          <draw:text-box>
            <text:p text:style-name="P11"><text:span text:style-name="T10">exampleModule.publicVariable = ''accessible'';</text:span></text:p>
          </draw:text-box>
        </draw:frame>
        <draw:frame draw:style-name="gr9" draw:text-style-name="P12" draw:layer="layout" svg:width="3.89cm" svg:height="1.517cm" svg:x="2.2cm" svg:y="3.598cm">
          <draw:text-box>
            <text:p><text:span text:style-name="T12">private</text:span></text:p>
          </draw:text-box>
        </draw:frame>
        <draw:frame draw:style-name="gr10" draw:text-style-name="P12" draw:layer="layout" svg:width="3.449cm" svg:height="1.517cm" svg:x="2.752cm" svg:y="6.598cm">
          <draw:text-box>
            <text:p><text:span text:style-name="T12">public</text:span></text:p>
          </draw:text-box>
        </draw:frame>
        <draw:frame draw:style-name="gr11" draw:text-style-name="P14" draw:layer="layout" svg:width="1.539cm" svg:height="3.718cm" svg:x="5.866cm" svg:y="5.284cm">
          <draw:text-box>
            <text:p><text:span text:style-name="T19">{</text:span></text:p>
          </draw:text-box>
        </draw:frame>
        <draw:frame draw:style-name="gr11" draw:text-style-name="P14" draw:layer="layout" svg:width="1.539cm" svg:height="3.718cm" svg:x="5.801cm" svg:y="2.285cm">
          <draw:text-box>
            <text:p><text:span text:style-name="T19">{</text:span></text:p>
          </draw:text-box>
        </draw:frame>
        <draw:frame draw:style-name="gr12" draw:text-style-name="P8" draw:layer="layout" svg:width="17.573cm" svg:height="1.517cm" svg:x="5.271cm" svg:y="15.614cm">
          <draw:text-box>
            <text:p text:style-name="P6"><text:span text:style-name="T10">exampleModule.publicFunction();</text:span></text:p>
          </draw:text-box>
        </draw:frame>
        <draw:frame draw:style-name="gr13" draw:text-style-name="P15" draw:layer="layout" svg:width="3.05cm" svg:height="1.517cm" svg:x="12.203cm" svg:y="13.889cm">
          <draw:text-box>
            <text:p text:style-name="P1"><text:span text:style-name="T9">OK</text:span></text:p>
          </draw:text-box>
        </draw:frame>
        <draw:frame draw:style-name="gr14" draw:text-style-name="P16" draw:layer="layout" svg:width="6.64cm" svg:height="1.517cm" svg:x="12.205cm" svg:y="17.595cm">
          <draw:text-box>
            <text:p text:style-name="P1"><text:span text:style-name="T11">''accessible''</text:span></text:p>
          </draw:text-box>
        </draw:frame>
        <draw:frame draw:style-name="gr15" draw:text-style-name="P18" draw:layer="layout" svg:width="5.728cm" svg:height="1.115cm" svg:x="5.9cm" svg:y="17.884cm">
          <draw:text-box>
            <text:p text:style-name="P17"><text:span text:style-name="T3">Console ouput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8" draw:text-style-name="P10" draw:layer="layout" svg:width="13.439cm" svg:height="9.597cm" svg:x="8.002cm" svg:y="0.999cm">
          <draw:text-box>
            <text:p text:style-name="P6"><text:span text:style-name="T14">var</text:span><text:span text:style-name="T15"> ExampleModule = (</text:span><text:span text:style-name="T14">function</text:span><text:span text:style-name="T15">() {</text:span></text:p>
            <text:p text:style-name="P6"><text:span text:style-name="T15"><text:tab/></text:span><text:span text:style-name="T14">var</text:span><text:span text:style-name="T15"> module = {};</text:span></text:p>
            <text:p text:style-name="P6"><text:span text:style-name="T15"><text:tab/></text:span><text:span text:style-name="T14">var</text:span><text:span text:style-name="T15"> privateVariable = ''</text:span><text:span text:style-name="T16">private</text:span><text:span text:style-name="T15">'';</text:span></text:p>
            <text:p text:style-name="P6"><text:span text:style-name="T15"><text:tab/></text:span><text:span text:style-name="T14">var</text:span><text:span text:style-name="T15"> privateFunction = </text:span><text:span text:style-name="T14">function</text:span><text:span text:style-name="T15">(){</text:span></text:p>
            <text:p text:style-name="P6"><text:span text:style-name="T15"><text:tab/></text:span><text:span text:style-name="T15"><text:tab/></text:span><text:span text:style-name="T14">return</text:span><text:span text:style-name="T15"> privateVariable;</text:span></text:p>
            <text:p text:style-name="P6"><text:span text:style-name="T15"><text:tab/></text:span><text:span text:style-name="T15">};</text:span></text:p>
            <text:p text:style-name="P6"><text:span text:style-name="T15"><text:tab/></text:span><text:span text:style-name="T15">module.</text:span><text:span text:style-name="T17">publicVariable</text:span><text:span text:style-name="T15"> = ''</text:span><text:span text:style-name="T16">public</text:span><text:span text:style-name="T15">'';</text:span></text:p>
            <text:p text:style-name="P6"><text:span text:style-name="T15"><text:tab/></text:span><text:span text:style-name="T15">module.</text:span><text:span text:style-name="T18">publicFunction</text:span><text:span text:style-name="T15"> = </text:span><text:span text:style-name="T14">function</text:span><text:span text:style-name="T15">() {</text:span></text:p>
            <text:p text:style-name="P6"><text:span text:style-name="T15"><text:tab/></text:span><text:span text:style-name="T15"><text:tab/></text:span><text:span text:style-name="T14">return</text:span><text:span text:style-name="T15"> module.publicVariable;</text:span></text:p>
            <text:p text:style-name="P6"><text:span text:style-name="T15"><text:tab/></text:span><text:span text:style-name="T15">};</text:span></text:p>
            <text:p text:style-name="P6"><text:span text:style-name="T15"><text:tab/></text:span><text:span text:style-name="T14">return</text:span><text:span text:style-name="T15"> module;</text:span></text:p>
            <text:p text:style-name="P6"><text:span text:style-name="T15">}());</text:span></text:p>
          </draw:text-box>
        </draw:frame>
        <draw:frame draw:style-name="gr8" draw:text-style-name="P8" draw:layer="layout" svg:width="23.013cm" svg:height="1.517cm" svg:x="2.6cm" svg:y="12.196cm">
          <draw:text-box>
            <text:p text:style-name="P6"><text:span text:style-name="T10">console.log(exampleModule.privateVariable);</text:span></text:p>
          </draw:text-box>
        </draw:frame>
        <draw:frame draw:style-name="gr16" draw:text-style-name="P12" draw:layer="layout" svg:width="4.588cm" svg:height="1.517cm" svg:x="11.624cm" svg:y="13.888cm">
          <draw:text-box>
            <text:p xml:id="id13" text:id="id13"><text:span text:style-name="T12">ERROR</text:span></text:p>
          </draw:text-box>
        </draw:frame>
        <draw:frame draw:style-name="gr9" draw:text-style-name="P12" draw:layer="layout" svg:width="3.89cm" svg:height="1.517cm" svg:x="2.2cm" svg:y="3.598cm">
          <draw:text-box>
            <text:p><text:span text:style-name="T12">private</text:span></text:p>
          </draw:text-box>
        </draw:frame>
        <draw:frame draw:style-name="gr10" draw:text-style-name="P12" draw:layer="layout" svg:width="3.449cm" svg:height="1.517cm" svg:x="2.752cm" svg:y="6.598cm">
          <draw:text-box>
            <text:p><text:span text:style-name="T12">public</text:span></text:p>
          </draw:text-box>
        </draw:frame>
        <draw:frame draw:style-name="gr11" draw:text-style-name="P14" draw:layer="layout" svg:width="1.539cm" svg:height="3.718cm" svg:x="5.866cm" svg:y="5.284cm">
          <draw:text-box>
            <text:p><text:span text:style-name="T19">{</text:span></text:p>
          </draw:text-box>
        </draw:frame>
        <draw:frame draw:style-name="gr11" draw:text-style-name="P14" draw:layer="layout" svg:width="1.539cm" svg:height="3.718cm" svg:x="5.801cm" svg:y="2.285cm">
          <draw:text-box>
            <text:p><text:span text:style-name="T19">{</text:span></text:p>
          </draw:text-box>
        </draw:frame>
        <draw:frame draw:style-name="gr12" draw:text-style-name="P8" draw:layer="layout" svg:width="17.573cm" svg:height="1.517cm" svg:x="5.271cm" svg:y="15.614cm">
          <draw:text-box>
            <text:p text:style-name="P6"><text:span text:style-name="T10">exampleModule.privateFunction();</text:span></text:p>
          </draw:text-box>
        </draw:frame>
        <draw:frame draw:style-name="gr16" draw:text-style-name="P12" draw:layer="layout" svg:width="4.588cm" svg:height="1.517cm" svg:x="11.624cm" svg:y="17.794cm">
          <draw:text-box>
            <text:p xml:id="id14" text:id="id14"><text:span text:style-name="T12">ERRO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draw:style-name="gr17" draw:text-style-name="P8" draw:layer="layout" svg:width="23.971cm" svg:height="1.517cm" svg:x="2.6cm" svg:y="12.196cm">
          <draw:text-box>
            <text:p text:style-name="P6"><text:span text:style-name="T10">exampleModule.privateVariable = ''not private'';</text:span></text:p>
          </draw:text-box>
        </draw:frame>
        <draw:frame draw:style-name="gr13" draw:text-style-name="P15" draw:layer="layout" svg:width="3.05cm" svg:height="1.517cm" svg:x="12.203cm" svg:y="13.888cm">
          <draw:text-box>
            <text:p xml:id="id15" text:id="id15"><text:span text:style-name="T9">OK</text:span></text:p>
          </draw:text-box>
        </draw:frame>
        <draw:frame draw:style-name="gr9" draw:text-style-name="P12" draw:layer="layout" svg:width="3.89cm" svg:height="1.517cm" svg:x="2.2cm" svg:y="3.598cm">
          <draw:text-box>
            <text:p><text:span text:style-name="T12">private</text:span></text:p>
          </draw:text-box>
        </draw:frame>
        <draw:frame draw:style-name="gr10" draw:text-style-name="P12" draw:layer="layout" svg:width="3.449cm" svg:height="1.517cm" svg:x="2.752cm" svg:y="6.598cm">
          <draw:text-box>
            <text:p><text:span text:style-name="T12">public</text:span></text:p>
          </draw:text-box>
        </draw:frame>
        <draw:frame draw:style-name="gr11" draw:text-style-name="P14" draw:layer="layout" svg:width="1.539cm" svg:height="3.718cm" svg:x="5.866cm" svg:y="5.284cm">
          <draw:text-box>
            <text:p><text:span text:style-name="T19">{</text:span></text:p>
          </draw:text-box>
        </draw:frame>
        <draw:frame draw:style-name="gr11" draw:text-style-name="P14" draw:layer="layout" svg:width="1.539cm" svg:height="3.718cm" svg:x="5.801cm" svg:y="2.285cm">
          <draw:text-box>
            <text:p><text:span text:style-name="T19">{</text:span></text:p>
          </draw:text-box>
        </draw:frame>
        <draw:frame draw:style-name="gr8" draw:text-style-name="P8" draw:layer="layout" svg:width="23.013cm" svg:height="1.517cm" svg:x="2.994cm" svg:y="15.795cm">
          <draw:text-box>
            <text:p text:style-name="P6"><text:span text:style-name="T10">console.log(exampleModule.privateVariable);</text:span></text:p>
          </draw:text-box>
        </draw:frame>
        <draw:frame draw:style-name="gr14" draw:text-style-name="P16" draw:layer="layout" svg:width="6.634cm" svg:height="1.517cm" svg:x="12.205cm" svg:y="17.594cm">
          <draw:text-box>
            <text:p xml:id="id16" text:id="id16"><text:span text:style-name="T11">''not private''</text:span></text:p>
          </draw:text-box>
        </draw:frame>
        <draw:frame draw:style-name="gr15" draw:text-style-name="P18" draw:layer="layout" svg:width="5.728cm" svg:height="1.115cm" svg:x="5.9cm" svg:y="17.883cm">
          <draw:text-box>
            <text:p><text:span text:style-name="T3">Console ouput:</text:span></text:p>
          </draw:text-box>
        </draw:frame>
        <draw:frame presentation:style-name="pr8" draw:text-style-name="P10" draw:layer="layout" svg:width="13.439cm" svg:height="9.597cm" svg:x="7.992cm" svg:y="1cm">
          <draw:text-box>
            <text:p text:style-name="P6"><text:span text:style-name="T14">var</text:span><text:span text:style-name="T15"> ExampleModule = (</text:span><text:span text:style-name="T14">function</text:span><text:span text:style-name="T15">() {</text:span></text:p>
            <text:p text:style-name="P6"><text:span text:style-name="T15"><text:tab/></text:span><text:span text:style-name="T14">var</text:span><text:span text:style-name="T15"> module = {};</text:span></text:p>
            <text:p text:style-name="P6"><text:span text:style-name="T15"><text:tab/></text:span><text:span text:style-name="T14">var</text:span><text:span text:style-name="T15"> privateVariable = ''</text:span><text:span text:style-name="T16">private</text:span><text:span text:style-name="T15">'';</text:span></text:p>
            <text:p text:style-name="P6"><text:span text:style-name="T15"><text:tab/></text:span><text:span text:style-name="T14">var</text:span><text:span text:style-name="T15"> privateFunction = </text:span><text:span text:style-name="T14">function</text:span><text:span text:style-name="T15">(){</text:span></text:p>
            <text:p text:style-name="P6"><text:span text:style-name="T15"><text:tab/></text:span><text:span text:style-name="T15"><text:tab/></text:span><text:span text:style-name="T14">return</text:span><text:span text:style-name="T15"> privateVariable;</text:span></text:p>
            <text:p text:style-name="P6"><text:span text:style-name="T15"><text:tab/></text:span><text:span text:style-name="T15">};</text:span></text:p>
            <text:p text:style-name="P6"><text:span text:style-name="T15"><text:tab/></text:span><text:span text:style-name="T15">module.</text:span><text:span text:style-name="T17">publicVariable</text:span><text:span text:style-name="T15"> = ''</text:span><text:span text:style-name="T16">public</text:span><text:span text:style-name="T15">'';</text:span></text:p>
            <text:p text:style-name="P6"><text:span text:style-name="T15"><text:tab/></text:span><text:span text:style-name="T15">module.</text:span><text:span text:style-name="T18">publicFunction</text:span><text:span text:style-name="T15"> = </text:span><text:span text:style-name="T14">function</text:span><text:span text:style-name="T15">() {</text:span></text:p>
            <text:p text:style-name="P6"><text:span text:style-name="T15"><text:tab/></text:span><text:span text:style-name="T15"><text:tab/></text:span><text:span text:style-name="T14">return</text:span><text:span text:style-name="T15"> module.publicVariable;</text:span></text:p>
            <text:p text:style-name="P6"><text:span text:style-name="T15"><text:tab/></text:span><text:span text:style-name="T15">};</text:span></text:p>
            <text:p text:style-name="P6"><text:span text:style-name="T15"><text:tab/></text:span><text:span text:style-name="T14">return</text:span><text:span text:style-name="T15"> module;</text:span></text:p>
            <text:p text:style-name="P6"><text:span text:style-name="T15">}()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9" draw:layer="layout" svg:width="25.199cm" svg:height="3.506cm" svg:x="1.399cm" svg:y="0.836cm" presentation:class="title">
          <draw:text-box>
            <text:p>Global Variables</text:p>
          </draw:text-box>
        </draw:frame>
        <draw:frame presentation:style-name="pr10" draw:text-style-name="P6" draw:layer="layout" svg:width="25.199cm" svg:height="6.2cm" svg:x="1.6cm" svg:y="7.4cm" presentation:class="outline" presentation:user-transformed="true">
          <draw:text-box>
            <text:p text:style-name="P6"><text:span text:style-name="T9">var</text:span><text:span text:style-name="T10"> ExampleModule = (</text:span><text:span text:style-name="T9">function</text:span><text:span text:style-name="T10">(global_var) {</text:span></text:p>
            <text:p text:style-name="P6"><text:span text:style-name="T9"><text:s text:c="4"/></text:span><text:span text:style-name="T10">do_things(global_var);</text:span></text:p>
            <text:p text:style-name="P6"><text:span text:style-name="T10">}(global_var)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9" draw:layer="layout" svg:width="25.199cm" svg:height="3.506cm" svg:x="1.399cm" svg:y="0.836cm" presentation:class="title">
          <draw:text-box>
            <text:p>Global Variables</text:p>
          </draw:text-box>
        </draw:frame>
        <draw:frame presentation:style-name="pr10" draw:text-style-name="P6" draw:layer="layout" svg:width="25.199cm" svg:height="10.087cm" svg:x="1.6cm" svg:y="7.4cm" presentation:class="outline" presentation:user-transformed="true">
          <draw:text-box>
            <text:p text:style-name="P6"><text:span text:style-name="T9">var</text:span><text:span text:style-name="T10"> ExampleModule = (</text:span><text:span text:style-name="T9">function</text:span><text:span text:style-name="T10">() {</text:span></text:p>
            <text:p text:style-name="P6"><text:span text:style-name="T9"><text:s text:c="4"/></text:span><text:span text:style-name="T9">var</text:span><text:span text:style-name="T10"> module = {};</text:span></text:p>
            <text:p text:style-name="P6"><text:span text:style-name="T9"><text:s text:c="4"/></text:span><text:span text:style-name="T9">var</text:span><text:span text:style-name="T10"> module.newGlobalVar = “global access“;</text:span></text:p>
            <text:p text:style-name="P6"><text:span text:style-name="T9"><text:s text:c="4"/></text:span><text:span text:style-name="T9">return</text:span><text:span text:style-name="T10"> module;</text:span></text:p>
            <text:p text:style-name="P6"><text:span text:style-name="T10">}());</text:span></text:p>
            <text:p text:style-name="P6"><text:span text:style-name="T10">console.log(ExampleModule.newGlobalVar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9" draw:layer="layout" svg:width="25.199cm" svg:height="3.506cm" svg:x="1.399cm" svg:y="0.836cm" presentation:class="title">
          <draw:text-box>
            <text:p>Inheritance</text:p>
          </draw:text-box>
        </draw:frame>
        <draw:frame presentation:style-name="pr12" draw:layer="layout" svg:width="25.199cm" svg:height="12.18cm" svg:x="1.399cm" svg:y="4.913cm" presentation:class="outline">
          <draw:text-box>
            <text:list text:style-name="L2">
              <text:list-item>
                <text:p>Function parameter → super module</text:p>
              </text:list-item>
              <text:list-item>
                <text:p>Copy Properties </text:p>
              </text:list-item>
              <text:list-item>
                <text:p>Additionally save super modu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3" draw:text-style-name="P7" draw:layer="layout" svg:width="26cm" svg:height="17.065cm" svg:x="1cm" svg:y="2.352cm">
          <draw:text-box>
            <text:p text:style-name="P6"><text:span text:style-name="T20">var</text:span><text:span text:style-name="T7"> ExampleMod</text:span><text:span text:style-name="T21">ule2 = (</text:span><text:span text:style-name="T22">function</text:span><text:span text:style-name="T21">(oldModule) {</text:span></text:p>
            <text:p text:style-name="P6"><text:span text:style-name="T21"><text:tab/></text:span></text:p>
            <text:p text:style-name="P6"><text:span text:style-name="T21"><text:tab/></text:span><text:span text:style-name="T22">var</text:span><text:span text:style-name="T21"> newModule = {};</text:span></text:p>
            <text:p text:style-name="P6"><text:span text:style-name="T21"><text:tab/></text:span><text:span text:style-name="T21">newModule.</text:span><text:span text:style-name="T23">super</text:span><text:span text:style-name="T21"> = oldModule;</text:span></text:p>
            <text:p text:style-name="P6"><text:span text:style-name="T21"><text:tab/></text:span><text:span text:style-name="T22">for</text:span><text:span text:style-name="T21"> (key in object) {</text:span></text:p>
            <text:p text:style-name="P6"><text:span text:style-name="T21"><text:tab/></text:span><text:span text:style-name="T21"><text:tab/></text:span><text:span text:style-name="T22">if</text:span><text:span text:style-name="T21"> (object.</text:span><text:span text:style-name="T23">hasOwnProperty</text:span><text:span text:style-name="T21">(key) {</text:span></text:p>
            <text:p text:style-name="P6"><text:span text:style-name="T21"><text:tab/></text:span><text:span text:style-name="T21"><text:tab/></text:span><text:span text:style-name="T21"><text:tab/></text:span><text:span text:style-name="T21">newModule[key] = object[key];</text:span></text:p>
            <text:p text:style-name="P6"><text:span text:style-name="T21"><text:tab/></text:span><text:span text:style-name="T21"><text:tab/></text:span><text:span text:style-name="T21">}</text:span></text:p>
            <text:p text:style-name="P6"><text:span text:style-name="T21"><text:tab/></text:span><text:span text:style-name="T21">}</text:span></text:p>
            <text:p text:style-name="P6"><text:span text:style-name="T21"/></text:p>
            <text:p text:style-name="P6"><text:span text:style-name="T21"><text:tab/></text:span><text:span text:style-name="T22">return</text:span><text:span text:style-name="T21"> newModule;</text:span></text:p>
            <text:p text:style-name="P6"><text:span text:style-name="T7">}(ExampleModule));</text:span></text:p>
          </draw:text-box>
        </draw:frame>
        <draw:custom-shape draw:style-name="gr18" draw:text-style-name="P4" draw:layer="layout" svg:width="1.6cm" svg:height="1.2cm" svg:x="0.4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4" draw:layer="layout" svg:width="1.6cm" svg:height="1.2cm" svg:x="0.4cm" svg:y="6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4" draw:layer="layout" svg:width="1.6cm" svg:height="1.2cm" svg:x="0.4cm" svg:y="10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4" draw:layer="layout" svg:width="1.6cm" svg:height="1.2cm" svg:x="0.4cm" svg:y="16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xtensionability</text:p>
          </draw:text-box>
        </draw:frame>
        <draw:frame presentation:style-name="pr5" draw:layer="layout" svg:width="25.199cm" svg:height="12.18cm" svg:x="1.399cm" svg:y="4.913cm" presentation:class="outline">
          <draw:text-box>
            <text:list text:style-name="L2">
              <text:list-item>
                <text:p>Add properties</text:p>
              </text:list-item>
              <text:list-item>
                <text:p>Modify properties</text:p>
              </text:list-item>
              <text:list-item>
                <text:p>Namespacing</text:p>
              </text:list-item>
              <text:list-item>
                <text:p>Different file loc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Add and modify properties</text:p>
          </draw:text-box>
        </draw:frame>
        <draw:frame presentation:style-name="pr6" draw:text-style-name="P7" draw:layer="layout" svg:width="24.799cm" svg:height="13.859cm" svg:x="1.6cm" svg:y="4.535cm">
          <draw:text-box>
            <text:p text:style-name="P6"><text:span text:style-name="T20">var</text:span><text:span text:style-name="T7"> ExampleMod</text:span><text:span text:style-name="T21">ule = (</text:span><text:span text:style-name="T22">function</text:span><text:span text:style-name="T21">() {</text:span></text:p>
            <text:p text:style-name="P6"><text:span text:style-name="T21"><text:tab/></text:span><text:span text:style-name="T22">var</text:span><text:span text:style-name="T21"> object = {};</text:span></text:p>
            <text:p text:style-name="P6"><text:span text:style-name="T21"/></text:p>
            <text:p text:style-name="P6"><text:span text:style-name="T21"><text:tab/></text:span><text:span text:style-name="T22">var</text:span><text:span text:style-name="T21"> privateProperty = …;</text:span></text:p>
            <text:p text:style-name="P6"><text:span text:style-name="T21"/></text:p>
            <text:p text:style-name="P6"><text:span text:style-name="T21"><text:tab/></text:span><text:span text:style-name="T21">object.</text:span><text:span text:style-name="T23">publicProperty</text:span><text:span text:style-name="T21"> = …;</text:span></text:p>
            <text:p text:style-name="P6"><text:span text:style-name="T21"/></text:p>
            <text:p text:style-name="P6"><text:span text:style-name="T21"><text:tab/></text:span><text:span text:style-name="T22">return</text:span><text:span text:style-name="T21"> object;</text:span></text:p>
            <text:p text:style-name="P6"><text:span text:style-name="T7">}());</text:span></text:p>
          </draw:text-box>
        </draw:frame>
        <draw:custom-shape draw:style-name="gr19" draw:text-style-name="P4" draw:layer="layout" svg:width="9.003cm" svg:height="1.6cm" svg:x="2cm" svg:y="6.59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8.403cm" svg:height="1.6cm" svg:x="2cm" svg:y="14.9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Add and modify properties</text:p>
          </draw:text-box>
        </draw:frame>
        <draw:frame presentation:style-name="pr6" draw:text-style-name="P7" draw:layer="layout" svg:width="25.199cm" svg:height="13.859cm" svg:x="1.181cm" svg:y="4.536cm">
          <draw:text-box>
            <text:p text:style-name="P6"><text:span text:style-name="T20">var</text:span><text:span text:style-name="T7"> ExampleMod</text:span><text:span text:style-name="T21">ule = (</text:span><text:span text:style-name="T22">function</text:span><text:span text:style-name="T21">(module) {</text:span></text:p>
            <text:p text:style-name="P6"><text:span text:style-name="T21"><text:tab/></text:span></text:p>
            <text:p text:style-name="P6"><text:span text:style-name="T21"><text:tab/></text:span><text:span text:style-name="T22">var</text:span><text:span text:style-name="T21"> newPrivateProperty = …;</text:span></text:p>
            <text:p text:style-name="P6"><text:span text:style-name="T21"><text:tab/></text:span><text:span text:style-name="T21">module.</text:span><text:span text:style-name="T23">publicProperty</text:span><text:span text:style-name="T21"> = …;</text:span></text:p>
            <text:p text:style-name="P6"><text:span text:style-name="T21"><text:tab/></text:span><text:span text:style-name="T21">module.</text:span><text:span text:style-name="T23">newPublicProperty</text:span><text:span text:style-name="T21"> = …;</text:span></text:p>
            <text:p text:style-name="P6"><text:span text:style-name="T21"/></text:p>
            <text:p text:style-name="P6"><text:span text:style-name="T21"><text:tab/></text:span><text:span text:style-name="T22">return</text:span><text:span text:style-name="T21"> module;</text:span></text:p>
            <text:p text:style-name="P6"><text:span text:style-name="T7">}(ExampleModule || {}));</text:span></text:p>
          </draw:text-box>
        </draw:frame>
        <draw:custom-shape draw:style-name="gr21" draw:text-style-name="P4" draw:layer="layout" svg:width="4.194cm" svg:height="1.6cm" svg:x="19.006cm" svg:y="5.79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11.404cm" svg:height="1.6cm" svg:x="2cm" svg:y="15.7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Why ExampleModule || {}</text:p>
          </draw:text-box>
        </draw:frame>
        <draw:frame presentation:style-name="pr5" draw:layer="layout" svg:width="25.199cm" svg:height="12.18cm" svg:x="1.399cm" svg:y="4.913cm" presentation:class="outline">
          <draw:text-box>
            <text:list text:style-name="L2">
              <text:list-item>
                <text:p>If <text:span text:style-name="T24">ExampleModule</text:span><text:span text:style-name="T25"> </text:span><text:span text:style-name="T26">exists</text:span></text:p>
                <text:p><text:span text:style-name="T27">use</text:span><text:span text:style-name="T25"> it</text:span></text:p>
              </text:list-item>
              <text:list-item>
                <text:p>Else <text:line-break/>create empty object</text:p>
              </text:list-item>
              <text:list-item>
                <text:p>Works with every fil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Advanced Module Patterns</text:p>
          </draw:text-box>
        </draw:frame>
        <draw:frame presentation:style-name="pr4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>Module Pattern with several files</text:p>
              </text:list-item>
              <text:list-item>
                <text:p>Load Order</text:p>
              </text:list-item>
              <text:list-item>
                <text:p>Private scope over several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9" draw:layer="layout" svg:width="25.199cm" svg:height="3.506cm" svg:x="1.399cm" svg:y="0.836cm" presentation:class="title">
          <draw:text-box>
            <text:p>Augmentation possibilities</text:p>
          </draw:text-box>
        </draw:frame>
        <draw:frame presentation:style-name="pr12" draw:layer="layout" svg:width="25.199cm" svg:height="12.18cm" svg:x="1.399cm" svg:y="4.913cm" presentation:class="outline">
          <draw:text-box>
            <text:list text:style-name="L2">
              <text:list-item>
                <text:p>Loose Augmentation <text:span text:style-name="T28">(MODULE || {})</text:span></text:p>
                <text:list>
                  <text:list-item>
                    <text:p>var always necessary</text:p>
                  </text:list-item>
                  <text:list-item>
                    <text:p>Loading order not fixed!</text:p>
                  </text:list-item>
                </text:list>
              </text:list-item>
              <text:list-item>
                <text:p>Tight Augmentation <text:span text:style-name="T28">(MODULE)</text:span></text:p>
                <text:list>
                  <text:list-item>
                    <text:p><text:span text:style-name="T29">var not needed (only on first)</text:span></text:p>
                  </text:list-item>
                  <text:list-item>
                    <text:p><text:span text:style-name="T29">Implies loading or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Public/Private variables</text:p>
          </draw:text-box>
        </draw:frame>
        <draw:frame presentation:style-name="pr5" draw:layer="layout" svg:width="25.199cm" svg:height="12.18cm" svg:x="1.399cm" svg:y="4.913cm" presentation:class="outline">
          <draw:text-box>
            <text:list text:style-name="L2">
              <text:list-item>
                <text:p><text:span text:style-name="T5">object</text:span> contains all public variables</text:p>
              </text:list-item>
              <text:list-item>
                <text:p><text:span text:style-name="T5">_private </text:span><text:span text:style-name="T30">contains all file-shared private variables</text:span></text:p>
              </text:list-item>
              <text:list-item>
                <text:p><text:span text:style-name="T30">var name = … only accessible in that fi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9" draw:layer="layout" svg:width="25.199cm" svg:height="3.506cm" svg:x="1.399cm" svg:y="0.836cm" presentation:class="title" presentation:user-transformed="true">
          <draw:text-box>
            <text:p>Private variables management</text:p>
          </draw:text-box>
        </draw:frame>
        <draw:frame draw:style-name="gr23" draw:text-style-name="P19" draw:layer="layout" svg:width="18.567cm" svg:height="8.685cm" svg:x="7.199cm" svg:y="11.399cm">
          <draw:text-box>
            <text:p><text:span text:style-name="T31"><text:tab/></text:span><text:span text:style-name="T32">var</text:span><text:span text:style-name="T31"> _private = object.</text:span><text:span text:style-name="T33">_private</text:span><text:span text:style-name="T31"> = object.</text:span><text:span text:style-name="T33">_private</text:span><text:span text:style-name="T31"> || {};</text:span></text:p>
            <text:p><text:span text:style-name="T31"><text:tab/></text:span><text:span text:style-name="T32">var</text:span><text:span text:style-name="T31"> _seal = object.</text:span><text:span text:style-name="T33">_seal</text:span><text:span text:style-name="T31"> = object.</text:span><text:span text:style-name="T33">_seal</text:span><text:span text:style-name="T31"> || </text:span><text:span text:style-name="T32">function</text:span><text:span text:style-name="T31"> () {</text:span></text:p>
            <text:p><text:span text:style-name="T31"><text:tab/></text:span><text:span text:style-name="T31"><text:tab/></text:span><text:span text:style-name="T31"><text:tab/></text:span><text:span text:style-name="T32">delete</text:span><text:span text:style-name="T31"> object.</text:span><text:span text:style-name="T33">_private</text:span><text:span text:style-name="T31">;</text:span></text:p>
            <text:p><text:span text:style-name="T31"><text:tab/></text:span><text:span text:style-name="T31"><text:tab/></text:span><text:span text:style-name="T31"><text:tab/></text:span><text:span text:style-name="T32">delete</text:span><text:span text:style-name="T31"> object.</text:span><text:span text:style-name="T33">_seal</text:span><text:span text:style-name="T31">;</text:span></text:p>
            <text:p><text:span text:style-name="T31"><text:tab/></text:span><text:span text:style-name="T31"><text:tab/></text:span><text:span text:style-name="T31"><text:tab/></text:span><text:span text:style-name="T32">delete</text:span><text:span text:style-name="T31"> object.</text:span><text:span text:style-name="T33">_unseal</text:span><text:span text:style-name="T31">;</text:span></text:p>
            <text:p><text:span text:style-name="T31"><text:tab/></text:span><text:span text:style-name="T31"><text:tab/></text:span><text:span text:style-name="T31">};</text:span></text:p>
            <text:p><text:span text:style-name="T31"><text:tab/></text:span><text:span text:style-name="T32">var</text:span><text:span text:style-name="T31"> _unseal = object.</text:span><text:span text:style-name="T33">_unseal</text:span><text:span text:style-name="T31"> = object.</text:span><text:span text:style-name="T33">_unseal</text:span><text:span text:style-name="T31"> || </text:span><text:span text:style-name="T32">function</text:span><text:span text:style-name="T31"> () {</text:span></text:p>
            <text:p><text:span text:style-name="T31"><text:tab/></text:span><text:span text:style-name="T31"><text:tab/></text:span><text:span text:style-name="T31"><text:tab/></text:span><text:span text:style-name="T31">object.</text:span><text:span text:style-name="T33">_private</text:span><text:span text:style-name="T31"> =</text:span><text:span text:style-name="T34"> _private</text:span><text:span text:style-name="T31">;</text:span></text:p>
            <text:p><text:span text:style-name="T31"><text:tab/></text:span><text:span text:style-name="T31"><text:tab/></text:span><text:span text:style-name="T31"><text:tab/></text:span><text:span text:style-name="T31">object.</text:span><text:span text:style-name="T33">_seal</text:span><text:span text:style-name="T31"> = </text:span><text:span text:style-name="T34">_seal</text:span><text:span text:style-name="T31">;</text:span></text:p>
            <text:p><text:span text:style-name="T31"><text:tab/></text:span><text:span text:style-name="T31"><text:tab/></text:span><text:span text:style-name="T31"><text:tab/></text:span><text:span text:style-name="T31">object.</text:span><text:span text:style-name="T33">_unseal</text:span><text:span text:style-name="T31"> = </text:span><text:span text:style-name="T34">_unseal</text:span><text:span text:style-name="T31">;</text:span></text:p>
            <text:p><text:span text:style-name="T31"><text:tab/></text:span><text:span text:style-name="T31"><text:tab/></text:span><text:span text:style-name="T31">};</text:span></text:p>
          </draw:text-box>
        </draw:frame>
        <draw:frame draw:style-name="gr24" draw:text-style-name="P21" draw:layer="layout" svg:width="21.628cm" svg:height="4.57cm" svg:x="3.233cm" svg:y="4.999cm">
          <draw:text-box>
            <text:list text:style-name="L1">
              <text:list-item>
                <text:p text:style-name="P20"><text:span text:style-name="T35">_private provides variable</text:span></text:p>
              </text:list-item>
              <text:list-item>
                <text:p text:style-name="P20"><text:span text:style-name="T35">_seal called after init</text:span></text:p>
              </text:list-item>
              <text:list-item>
                <text:p text:style-name="P20"><text:span text:style-name="T35">_unseal to call before loading new module fi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Structure</text:p>
          </draw:text-box>
        </draw:frame>
        <draw:frame presentation:style-name="pr4" draw:text-style-name="P2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 text:style-name="P2">Module Pattern – An Overview</text:p>
              </text:list-item>
              <text:list-item>
                <text:p text:style-name="P2">Advantages of the Module Pattern</text:p>
              </text:list-item>
              <text:list-item>
                <text:p text:style-name="P2">Disadvantages of the Module Pattern</text:p>
              </text:list-item>
              <text:list-item>
                <text:p text:style-name="P2"><text:span text:style-name="T5">Our Application: Tic Tac Toe</text:span></text:p>
              </text:list-item>
              <text:list-item>
                <text:p text:style-name="P2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399cm" svg:y="0.836cm" presentation:class="title">
          <draw:text-box>
            <text:list text:style-name="L1">
              <text:list-header>
                <text:p text:style-name="P2">Our Application: Tic Tac Toe</text:p>
              </text:list-header>
            </text:list>
          </draw:text-box>
        </draw:frame>
        <draw:frame presentation:style-name="pr12" draw:layer="layout" svg:width="25.199cm" svg:height="12.18cm" svg:x="1.399cm" svg:y="4.913cm" presentation:class="outline" presentation:user-transformed="true">
          <draw:text-box>
            <text:list text:style-name="L2">
              <text:list-item>
                <text:p>Demonstration of the app</text:p>
              </text:list-item>
              <text:list-item>
                <text:p>Code excerpts(few)</text:p>
              </text:list-item>
              <text:list-item>
                <text:p>How the Module Pattern helped us achieve this and why it was usefu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Web app <text:span text:style-name="T24">structure</text:span></text:p>
          </draw:text-box>
        </draw:frame>
        <draw:frame presentation:style-name="pr12" draw:layer="layout" svg:width="25.199cm" svg:height="12.18cm" svg:x="1.399cm" svg:y="4.913cm" presentation:class="outline" presentation:user-transformed="true">
          <draw:text-box>
            <text:list text:style-name="L2">
              <text:list-item>
                <text:p>main <text:span text:style-name="T24">functionality</text:span> in one file</text:p>
              </text:list-item>
              <text:list-item>
                <text:p>4 different <text:span text:style-name="T24">strategies</text:span></text:p>
              </text:list-item>
              <text:list-item>
                <text:p>1 file per strategy to extend main module</text:p>
              </text:list-item>
              <text:list-item>
                <text:p>lazy loading of js files with LAB.j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9" draw:layer="layout" svg:width="25.199cm" svg:height="3.506cm" svg:x="1.399cm" svg:y="0.836cm" presentation:class="title" presentation:user-transformed="true">
          <draw:text-box>
            <text:p>Module creation</text:p>
          </draw:text-box>
        </draw:frame>
        <draw:frame presentation:style-name="pr14" draw:layer="layout" svg:width="25.199cm" svg:height="1.886cm" svg:x="1.2cm" svg:y="6.399cm" presentation:class="outline" presentation:user-transformed="true">
          <draw:text-box>
            <text:list text:style-name="L2">
              <text:list-item>
                <text:p>Loose augmentation</text:p>
              </text:list-item>
            </text:list>
          </draw:text-box>
        </draw:frame>
        <draw:frame draw:style-name="gr25" draw:text-style-name="P22" draw:layer="layout" svg:width="19.4cm" svg:height="6.663cm" svg:x="4.799cm" svg:y="10.136cm">
          <draw:text-box>
            <text:p><text:span text:style-name="T36">var TICTACTOEAreaObject = (function (object) {</text:span></text:p>
            <text:p><text:span text:style-name="T36"/></text:p>
            <text:p><text:span text:style-name="T36"><text:tab/></text:span><text:span text:style-name="T36">…</text:span></text:p>
            <text:p><text:span text:style-name="T36"/></text:p>
            <text:p><text:span text:style-name="T36"><text:tab/></text:span><text:span text:style-name="T36">return object;</text:span></text:p>
            <text:p><text:span text:style-name="T36">}(TICTACTOEAreaObject || {}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Structure</text:p>
          </draw:text-box>
        </draw:frame>
        <draw:frame presentation:style-name="pr4" draw:text-style-name="P2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 text:style-name="P2">Module Pattern – An Overview</text:p>
              </text:list-item>
              <text:list-item>
                <text:p text:style-name="P2">Advantages of the Module Pattern</text:p>
              </text:list-item>
              <text:list-item>
                <text:p text:style-name="P2">Disadvantages of the Module Pattern</text:p>
              </text:list-item>
              <text:list-item>
                <text:p text:style-name="P2">Our Application: Tic Tac Toe</text:p>
              </text:list-item>
              <text:list-item>
                <text:p text:style-name="P2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color" xlink:href="Pictures/1000000000000138000000920738B3EC.bmp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fill="bitmap" draw:fill-color="#66ffff" draw:fill-image-name="Backgroundcolor" draw:fill-image-width="0cm" draw:fill-image-height="0cm" draw:tile-repeat-offset="0% vertical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ffff" draw:fill-image-name="Backgroundcolor" draw:fill-image-width="0cm" draw:fill-image-height="0cm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399cm" svg:y="0.836cm" presentation:class="title" presentation:placeholder="true">
        <draw:text-box/>
      </draw:frame>
      <draw:frame presentation:style-name="Standard-outline1" draw:layer="backgroundobjects" svg:width="25.199cm" svg:height="12.18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3-26T10:20:57.44</meta:creation-date>
    <meta:editing-duration>P2DT22H13M</meta:editing-duration>
    <meta:editing-cycles>80</meta:editing-cycles>
    <dc:date>2015-04-27T20:41:31.59</dc:date>
    <meta:generator>OpenOffice/4.1.1$Win32 OpenOffice.org_project/411m6$Build-9775</meta:generator>
    <meta:document-statistic meta:object-count="187"/>
  </office:meta>
</office:document-meta>
</file>